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26.195cm" svg:height="13.258cm" svg:x="1.376cm" svg:y="50.608cm">
            <draw:object draw:notify-on-update-of-ranges="Sheet1.B95:Sheet1.B103 Sheet1.C94:Sheet1.C94 Sheet1.C95:Sheet1.C103 Sheet1.D94:Sheet1.D94 Sheet1.D95:Sheet1.D103 Sheet1.E94:Sheet1.E94 Sheet1.E95:Sheet1.E10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3.609cm" svg:height="11.071cm" svg:x="1.458cm" svg:y="64.667cm">
            <draw:object draw:notify-on-update-of-ranges="Sheet1.F109:Sheet1.F117 Sheet1.G108:Sheet1.G108 Sheet1.G109:Sheet1.G117 Sheet1.H108:Sheet1.H108 Sheet1.H109:Sheet1.H11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9.179cm" svg:height="9.417cm" svg:x="2.256cm" svg:y="79.236cm">
            <draw:object draw:notify-on-update-of-ranges="Sheet1.G94:Sheet1.G94 Sheet1.G95:Sheet1.G103 Sheet1.H94:Sheet1.H94 Sheet1.H95:Sheet1.H103 Sheet1.I94:Sheet1.I94 Sheet1.I95:Sheet1.I103 Sheet1.J94:Sheet1.J94 Sheet1.J95:Sheet1.J10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office:value-type="float" office:value="2">
            <text:p>2</text:p>
          </table:table-cell>
          <table:table-cell office:value-type="float" office:value="1000000">
            <text:p>1000000</text:p>
          </table:table-cell>
          <table:table-cell office:value-type="float" office:value="0.19705">
            <text:p>0.19705</text:p>
          </table:table-cell>
          <table:table-cell office:value-type="float" office:value="0.109647">
            <text:p>0.109647</text:p>
          </table:table-cell>
          <table:table-cell/>
          <table:table-cell office:value-type="string">
            <text:p>avg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00">
            <text:p>1000000</text:p>
          </table:table-cell>
          <table:table-cell office:value-type="float" office:value="0.195769">
            <text:p>0.195769</text:p>
          </table:table-cell>
          <table:table-cell office:value-type="float" office:value="0.0997689">
            <text:p>0.0997689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00">
            <text:p>1000000</text:p>
          </table:table-cell>
          <table:table-cell office:value-type="float" office:value="0.200631">
            <text:p>0.200631</text:p>
          </table:table-cell>
          <table:table-cell office:value-type="float" office:value="0.0975154">
            <text:p>0.0975154</text:p>
          </table:table-cell>
          <table:table-cell/>
          <table:table-cell table:style-name="ce1" office:value-type="string">
            <text:p>sequential</text:p>
          </table:table-cell>
          <table:table-cell table:style-name="ce1" office:value-type="string">
            <text:p>parallel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00">
            <text:p>1000000</text:p>
          </table:table-cell>
          <table:table-cell office:value-type="float" office:value="0.199219">
            <text:p>0.199219</text:p>
          </table:table-cell>
          <table:table-cell office:value-type="float" office:value="0.108041">
            <text:p>0.108041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00">
            <text:p>1000000</text:p>
          </table:table-cell>
          <table:table-cell office:value-type="float" office:value="0.198186">
            <text:p>0.198186</text:p>
          </table:table-cell>
          <table:table-cell office:value-type="float" office:value="0.0980854">
            <text:p>0.0980854</text:p>
          </table:table-cell>
          <table:table-cell/>
          <table:table-cell table:formula="of:=AVERAGE([.C1:.C5])" office:value-type="float" office:value="0.198171">
            <text:p>0.198171</text:p>
          </table:table-cell>
          <table:table-cell table:formula="of:=AVERAGE([.D1:.D5])" office:value-type="float" office:value="0.10261154">
            <text:p>0.10261154</text:p>
          </table:table-cell>
          <table:table-cell/>
          <table:table-cell table:formula="of:=[.F5]/[.G5]" office:value-type="float" office:value="1.93127400680274">
            <text:p>1.9312740068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0000">
            <text:p>2000000</text:p>
          </table:table-cell>
          <table:table-cell office:value-type="float" office:value="0.424261">
            <text:p>0.424261</text:p>
          </table:table-cell>
          <table:table-cell office:value-type="float" office:value="0.213211">
            <text:p>0.213211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0000">
            <text:p>2000000</text:p>
          </table:table-cell>
          <table:table-cell office:value-type="float" office:value="0.41981">
            <text:p>0.41981</text:p>
          </table:table-cell>
          <table:table-cell office:value-type="float" office:value="0.215801">
            <text:p>0.215801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0000">
            <text:p>2000000</text:p>
          </table:table-cell>
          <table:table-cell office:value-type="float" office:value="0.424277">
            <text:p>0.424277</text:p>
          </table:table-cell>
          <table:table-cell office:value-type="float" office:value="0.218858">
            <text:p>0.218858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0000">
            <text:p>2000000</text:p>
          </table:table-cell>
          <table:table-cell office:value-type="float" office:value="0.416906">
            <text:p>0.416906</text:p>
          </table:table-cell>
          <table:table-cell office:value-type="float" office:value="0.212415">
            <text:p>0.212415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0000">
            <text:p>2000000</text:p>
          </table:table-cell>
          <table:table-cell office:value-type="float" office:value="0.421822">
            <text:p>0.421822</text:p>
          </table:table-cell>
          <table:table-cell office:value-type="float" office:value="0.215559">
            <text:p>0.215559</text:p>
          </table:table-cell>
          <table:table-cell/>
          <table:table-cell table:formula="of:=AVERAGE([.C6:.C10])" office:value-type="float" office:value="0.4214152">
            <text:p>0.4214152</text:p>
          </table:table-cell>
          <table:table-cell table:formula="of:=AVERAGE([.D6:.D10])" office:value-type="float" office:value="0.2151688">
            <text:p>0.2151688</text:p>
          </table:table-cell>
          <table:table-cell/>
          <table:table-cell table:formula="of:=[.F10]/[.G10]" office:value-type="float" office:value="1.95853302151613">
            <text:p>1.958533021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0000">
            <text:p>5000000</text:p>
          </table:table-cell>
          <table:table-cell office:value-type="float" office:value="1.10885">
            <text:p>1.10885</text:p>
          </table:table-cell>
          <table:table-cell office:value-type="float" office:value="0.574401">
            <text:p>0.574401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0000">
            <text:p>5000000</text:p>
          </table:table-cell>
          <table:table-cell office:value-type="float" office:value="1.10344">
            <text:p>1.10344</text:p>
          </table:table-cell>
          <table:table-cell office:value-type="float" office:value="0.571645">
            <text:p>0.571645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0000">
            <text:p>5000000</text:p>
          </table:table-cell>
          <table:table-cell office:value-type="float" office:value="1.09806">
            <text:p>1.09806</text:p>
          </table:table-cell>
          <table:table-cell office:value-type="float" office:value="0.564055">
            <text:p>0.564055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0000">
            <text:p>5000000</text:p>
          </table:table-cell>
          <table:table-cell office:value-type="float" office:value="1.11449">
            <text:p>1.11449</text:p>
          </table:table-cell>
          <table:table-cell office:value-type="float" office:value="0.569402">
            <text:p>0.569402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0000">
            <text:p>5000000</text:p>
          </table:table-cell>
          <table:table-cell office:value-type="float" office:value="1.11264">
            <text:p>1.11264</text:p>
          </table:table-cell>
          <table:table-cell office:value-type="float" office:value="0.567308">
            <text:p>0.567308</text:p>
          </table:table-cell>
          <table:table-cell/>
          <table:table-cell table:formula="of:=AVERAGE([.C11:.C15])" office:value-type="float" office:value="1.107496">
            <text:p>1.107496</text:p>
          </table:table-cell>
          <table:table-cell table:formula="of:=AVERAGE([.D11:.D15])" office:value-type="float" office:value="0.5693622">
            <text:p>0.5693622</text:p>
          </table:table-cell>
          <table:table-cell/>
          <table:table-cell table:formula="of:=[.F15]/[.G15]" office:value-type="float" office:value="1.94515196126473">
            <text:p>1.945151961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000">
            <text:p>10000000</text:p>
          </table:table-cell>
          <table:table-cell office:value-type="float" office:value="2.31378">
            <text:p>2.31378</text:p>
          </table:table-cell>
          <table:table-cell office:value-type="float" office:value="1.18029">
            <text:p>1.18029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000">
            <text:p>10000000</text:p>
          </table:table-cell>
          <table:table-cell office:value-type="float" office:value="2.31243">
            <text:p>2.31243</text:p>
          </table:table-cell>
          <table:table-cell office:value-type="float" office:value="1.18744">
            <text:p>1.18744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000">
            <text:p>10000000</text:p>
          </table:table-cell>
          <table:table-cell office:value-type="float" office:value="2.316">
            <text:p>2.316</text:p>
          </table:table-cell>
          <table:table-cell office:value-type="float" office:value="1.19576">
            <text:p>1.19576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000">
            <text:p>10000000</text:p>
          </table:table-cell>
          <table:table-cell office:value-type="float" office:value="2.31154">
            <text:p>2.31154</text:p>
          </table:table-cell>
          <table:table-cell office:value-type="float" office:value="1.17955">
            <text:p>1.17955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000">
            <text:p>10000000</text:p>
          </table:table-cell>
          <table:table-cell office:value-type="float" office:value="2.31219">
            <text:p>2.31219</text:p>
          </table:table-cell>
          <table:table-cell office:value-type="float" office:value="1.17806">
            <text:p>1.17806</text:p>
          </table:table-cell>
          <table:table-cell/>
          <table:table-cell table:formula="of:=AVERAGE([.C16:.C20])" office:value-type="float" office:value="2.313188">
            <text:p>2.313188</text:p>
          </table:table-cell>
          <table:table-cell table:formula="of:=AVERAGE([.D16:.D20])" office:value-type="float" office:value="1.18422">
            <text:p>1.18422</text:p>
          </table:table-cell>
          <table:table-cell/>
          <table:table-cell table:formula="of:=[.F20]/[.G20]" office:value-type="float" office:value="1.95334312881052">
            <text:p>1.9533431288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00000">
            <text:p>50000000</text:p>
          </table:table-cell>
          <table:table-cell office:value-type="float" office:value="12.3403">
            <text:p>12.3403</text:p>
          </table:table-cell>
          <table:table-cell office:value-type="float" office:value="6.42565">
            <text:p>6.42565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00000">
            <text:p>50000000</text:p>
          </table:table-cell>
          <table:table-cell office:value-type="float" office:value="12.1407">
            <text:p>12.1407</text:p>
          </table:table-cell>
          <table:table-cell office:value-type="float" office:value="6.40976">
            <text:p>6.40976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00000">
            <text:p>50000000</text:p>
          </table:table-cell>
          <table:table-cell office:value-type="float" office:value="12.1152">
            <text:p>12.1152</text:p>
          </table:table-cell>
          <table:table-cell office:value-type="float" office:value="6.45735">
            <text:p>6.45735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00000">
            <text:p>50000000</text:p>
          </table:table-cell>
          <table:table-cell office:value-type="float" office:value="12.1466">
            <text:p>12.1466</text:p>
          </table:table-cell>
          <table:table-cell office:value-type="float" office:value="6.4337">
            <text:p>6.4337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00000">
            <text:p>50000000</text:p>
          </table:table-cell>
          <table:table-cell office:value-type="float" office:value="12.0343">
            <text:p>12.0343</text:p>
          </table:table-cell>
          <table:table-cell office:value-type="float" office:value="6.48336">
            <text:p>6.48336</text:p>
          </table:table-cell>
          <table:table-cell/>
          <table:table-cell table:formula="of:=AVERAGE([.C21:.C25])" office:value-type="float" office:value="12.15542">
            <text:p>12.15542</text:p>
          </table:table-cell>
          <table:table-cell table:formula="of:=AVERAGE([.D21:.D25])" office:value-type="float" office:value="6.441964">
            <text:p>6.441964</text:p>
          </table:table-cell>
          <table:table-cell/>
          <table:table-cell table:formula="of:=[.F25]/[.G25]" office:value-type="float" office:value="1.88691212804045">
            <text:p>1.886912128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0000">
            <text:p>100000000</text:p>
          </table:table-cell>
          <table:table-cell office:value-type="float" office:value="25.9547">
            <text:p>25.9547</text:p>
          </table:table-cell>
          <table:table-cell office:value-type="float" office:value="12.7216">
            <text:p>12.7216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0000">
            <text:p>100000000</text:p>
          </table:table-cell>
          <table:table-cell office:value-type="float" office:value="25.3154">
            <text:p>25.3154</text:p>
          </table:table-cell>
          <table:table-cell office:value-type="float" office:value="12.9736">
            <text:p>12.9736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0000">
            <text:p>100000000</text:p>
          </table:table-cell>
          <table:table-cell office:value-type="float" office:value="25.9424">
            <text:p>25.9424</text:p>
          </table:table-cell>
          <table:table-cell office:value-type="float" office:value="12.7846">
            <text:p>12.7846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0000">
            <text:p>100000000</text:p>
          </table:table-cell>
          <table:table-cell office:value-type="float" office:value="24.9795">
            <text:p>24.9795</text:p>
          </table:table-cell>
          <table:table-cell office:value-type="float" office:value="12.9413">
            <text:p>12.9413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0000">
            <text:p>100000000</text:p>
          </table:table-cell>
          <table:table-cell office:value-type="float" office:value="24.4698">
            <text:p>24.4698</text:p>
          </table:table-cell>
          <table:table-cell office:value-type="float" office:value="13.4026">
            <text:p>13.4026</text:p>
          </table:table-cell>
          <table:table-cell/>
          <table:table-cell table:formula="of:=AVERAGE([.C26:.C30])" office:value-type="float" office:value="25.33236">
            <text:p>25.33236</text:p>
          </table:table-cell>
          <table:table-cell table:formula="of:=AVERAGE([.D26:.D30])" office:value-type="float" office:value="12.96474">
            <text:p>12.96474</text:p>
          </table:table-cell>
          <table:table-cell/>
          <table:table-cell table:formula="of:=[.F30]/[.G30]" office:value-type="float" office:value="1.953942770931">
            <text:p>1.953942770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000000">
            <text:p>200000000</text:p>
          </table:table-cell>
          <table:table-cell office:value-type="float" office:value="52.7152">
            <text:p>52.7152</text:p>
          </table:table-cell>
          <table:table-cell office:value-type="float" office:value="27.0167">
            <text:p>27.0167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000000">
            <text:p>200000000</text:p>
          </table:table-cell>
          <table:table-cell office:value-type="float" office:value="52.251">
            <text:p>52.251</text:p>
          </table:table-cell>
          <table:table-cell office:value-type="float" office:value="26.648">
            <text:p>26.648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000000">
            <text:p>200000000</text:p>
          </table:table-cell>
          <table:table-cell office:value-type="float" office:value="51.9445">
            <text:p>51.9445</text:p>
          </table:table-cell>
          <table:table-cell office:value-type="float" office:value="26.2373">
            <text:p>26.2373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000000">
            <text:p>200000000</text:p>
          </table:table-cell>
          <table:table-cell office:value-type="float" office:value="51.1829">
            <text:p>51.1829</text:p>
          </table:table-cell>
          <table:table-cell office:value-type="float" office:value="26.947">
            <text:p>26.947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000000">
            <text:p>200000000</text:p>
          </table:table-cell>
          <table:table-cell office:value-type="float" office:value="51.0128">
            <text:p>51.0128</text:p>
          </table:table-cell>
          <table:table-cell office:value-type="float" office:value="27.561">
            <text:p>27.561</text:p>
          </table:table-cell>
          <table:table-cell/>
          <table:table-cell table:formula="of:=AVERAGE([.C31:.C35])" office:value-type="float" office:value="51.82128">
            <text:p>51.82128</text:p>
          </table:table-cell>
          <table:table-cell table:formula="of:=AVERAGE([.D31:.D35])" office:value-type="float" office:value="26.882">
            <text:p>26.882</text:p>
          </table:table-cell>
          <table:table-cell/>
          <table:table-cell table:formula="of:=[.F35]/[.G35]" office:value-type="float" office:value="1.9277315675917">
            <text:p>1.927731567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000000">
            <text:p>500000000</text:p>
          </table:table-cell>
          <table:table-cell office:value-type="float" office:value="135.16">
            <text:p>135.16</text:p>
          </table:table-cell>
          <table:table-cell office:value-type="float" office:value="70.1927">
            <text:p>70.1927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000000">
            <text:p>500000000</text:p>
          </table:table-cell>
          <table:table-cell office:value-type="float" office:value="131.564">
            <text:p>131.564</text:p>
          </table:table-cell>
          <table:table-cell office:value-type="float" office:value="67.6716">
            <text:p>67.6716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000000">
            <text:p>500000000</text:p>
          </table:table-cell>
          <table:table-cell office:value-type="float" office:value="130.721">
            <text:p>130.721</text:p>
          </table:table-cell>
          <table:table-cell office:value-type="float" office:value="68.7674">
            <text:p>68.7674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000000">
            <text:p>500000000</text:p>
          </table:table-cell>
          <table:table-cell office:value-type="float" office:value="133.373">
            <text:p>133.373</text:p>
          </table:table-cell>
          <table:table-cell office:value-type="float" office:value="66.8854">
            <text:p>66.8854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000000">
            <text:p>500000000</text:p>
          </table:table-cell>
          <table:table-cell office:value-type="float" office:value="130.335">
            <text:p>130.335</text:p>
          </table:table-cell>
          <table:table-cell office:value-type="float" office:value="67.8488">
            <text:p>67.8488</text:p>
          </table:table-cell>
          <table:table-cell/>
          <table:table-cell table:formula="of:=AVERAGE([.C36:.C40])" office:value-type="float" office:value="132.2306">
            <text:p>132.2306</text:p>
          </table:table-cell>
          <table:table-cell table:formula="of:=AVERAGE([.D36:.D40])" office:value-type="float" office:value="68.27318">
            <text:p>68.27318</text:p>
          </table:table-cell>
          <table:table-cell/>
          <table:table-cell table:formula="of:=[.F40]/[.G40]" office:value-type="float" office:value="1.93678689054765">
            <text:p>1.936786890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00000">
            <text:p>1000000000</text:p>
          </table:table-cell>
          <table:table-cell office:value-type="float" office:value="269.744">
            <text:p>269.744</text:p>
          </table:table-cell>
          <table:table-cell office:value-type="float" office:value="138.119">
            <text:p>138.119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00000">
            <text:p>1000000000</text:p>
          </table:table-cell>
          <table:table-cell office:value-type="float" office:value="266.845">
            <text:p>266.845</text:p>
          </table:table-cell>
          <table:table-cell office:value-type="float" office:value="137.328">
            <text:p>137.328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00000">
            <text:p>1000000000</text:p>
          </table:table-cell>
          <table:table-cell office:value-type="float" office:value="270.946">
            <text:p>270.946</text:p>
          </table:table-cell>
          <table:table-cell office:value-type="float" office:value="136.381">
            <text:p>136.381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00000">
            <text:p>1000000000</text:p>
          </table:table-cell>
          <table:table-cell office:value-type="float" office:value="275.973">
            <text:p>275.973</text:p>
          </table:table-cell>
          <table:table-cell office:value-type="float" office:value="138.659">
            <text:p>138.659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00000">
            <text:p>1000000000</text:p>
          </table:table-cell>
          <table:table-cell office:value-type="float" office:value="271.792">
            <text:p>271.792</text:p>
          </table:table-cell>
          <table:table-cell office:value-type="float" office:value="134.965">
            <text:p>134.965</text:p>
          </table:table-cell>
          <table:table-cell/>
          <table:table-cell table:formula="of:=AVERAGE([.C41:.C45])" office:value-type="float" office:value="271.06">
            <text:p>271.06</text:p>
          </table:table-cell>
          <table:table-cell table:formula="of:=AVERAGE([.D41:.D45])" office:value-type="float" office:value="137.0904">
            <text:p>137.0904</text:p>
          </table:table-cell>
          <table:table-cell/>
          <table:table-cell table:formula="of:=[.F45]/[.G45]" office:value-type="float" office:value="1.97723545922982">
            <text:p>1.9772354592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000">
            <text:p>1000000</text:p>
          </table:table-cell>
          <table:table-cell office:value-type="float" office:value="0.197202">
            <text:p>0.197202</text:p>
          </table:table-cell>
          <table:table-cell office:value-type="float" office:value="0.0702097">
            <text:p>0.0702097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000">
            <text:p>1000000</text:p>
          </table:table-cell>
          <table:table-cell office:value-type="float" office:value="0.198737">
            <text:p>0.198737</text:p>
          </table:table-cell>
          <table:table-cell office:value-type="float" office:value="0.0624087">
            <text:p>0.0624087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000">
            <text:p>1000000</text:p>
          </table:table-cell>
          <table:table-cell office:value-type="float" office:value="0.1958">
            <text:p>0.1958</text:p>
          </table:table-cell>
          <table:table-cell office:value-type="float" office:value="0.0700438">
            <text:p>0.0700438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000">
            <text:p>1000000</text:p>
          </table:table-cell>
          <table:table-cell office:value-type="float" office:value="0.199398">
            <text:p>0.199398</text:p>
          </table:table-cell>
          <table:table-cell office:value-type="float" office:value="0.0664302">
            <text:p>0.0664302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000">
            <text:p>1000000</text:p>
          </table:table-cell>
          <table:table-cell office:value-type="float" office:value="0.196106">
            <text:p>0.196106</text:p>
          </table:table-cell>
          <table:table-cell office:value-type="float" office:value="0.06863">
            <text:p>0.06863</text:p>
          </table:table-cell>
          <table:table-cell/>
          <table:table-cell table:formula="of:=AVERAGE([.C47:.C51])" office:value-type="float" office:value="0.1974486">
            <text:p>0.1974486</text:p>
          </table:table-cell>
          <table:table-cell table:formula="of:=AVERAGE([.D47:.D51])" office:value-type="float" office:value="0.06754448">
            <text:p>0.06754448</text:p>
          </table:table-cell>
          <table:table-cell/>
          <table:table-cell table:formula="of:=[.F51]/[.G51]" office:value-type="float" office:value="2.92323813877907">
            <text:p>2.923238138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0000">
            <text:p>2000000</text:p>
          </table:table-cell>
          <table:table-cell office:value-type="float" office:value="0.414421">
            <text:p>0.414421</text:p>
          </table:table-cell>
          <table:table-cell office:value-type="float" office:value="0.141928">
            <text:p>0.141928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0000">
            <text:p>2000000</text:p>
          </table:table-cell>
          <table:table-cell office:value-type="float" office:value="0.412899">
            <text:p>0.412899</text:p>
          </table:table-cell>
          <table:table-cell office:value-type="float" office:value="0.140338">
            <text:p>0.140338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0000">
            <text:p>2000000</text:p>
          </table:table-cell>
          <table:table-cell office:value-type="float" office:value="0.419252">
            <text:p>0.419252</text:p>
          </table:table-cell>
          <table:table-cell office:value-type="float" office:value="0.133777">
            <text:p>0.133777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0000">
            <text:p>2000000</text:p>
          </table:table-cell>
          <table:table-cell office:value-type="float" office:value="0.41195">
            <text:p>0.41195</text:p>
          </table:table-cell>
          <table:table-cell office:value-type="float" office:value="0.142058">
            <text:p>0.142058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0000">
            <text:p>2000000</text:p>
          </table:table-cell>
          <table:table-cell office:value-type="float" office:value="0.414346">
            <text:p>0.414346</text:p>
          </table:table-cell>
          <table:table-cell office:value-type="float" office:value="0.138166">
            <text:p>0.138166</text:p>
          </table:table-cell>
          <table:table-cell/>
          <table:table-cell table:formula="of:=AVERAGE([.C52:.C56])" office:value-type="float" office:value="0.4145736">
            <text:p>0.4145736</text:p>
          </table:table-cell>
          <table:table-cell table:formula="of:=AVERAGE([.D52:.D56])" office:value-type="float" office:value="0.1392534">
            <text:p>0.1392534</text:p>
          </table:table-cell>
          <table:table-cell/>
          <table:table-cell table:formula="of:=[.F56]/[.G56]" office:value-type="float" office:value="2.97711653719047">
            <text:p>2.977116537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00000">
            <text:p>5000000</text:p>
          </table:table-cell>
          <table:table-cell office:value-type="float" office:value="1.11848">
            <text:p>1.11848</text:p>
          </table:table-cell>
          <table:table-cell office:value-type="float" office:value="0.367345">
            <text:p>0.367345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00000">
            <text:p>5000000</text:p>
          </table:table-cell>
          <table:table-cell office:value-type="float" office:value="1.09313">
            <text:p>1.09313</text:p>
          </table:table-cell>
          <table:table-cell office:value-type="float" office:value="0.341238">
            <text:p>0.341238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00000">
            <text:p>5000000</text:p>
          </table:table-cell>
          <table:table-cell office:value-type="float" office:value="1.10214">
            <text:p>1.10214</text:p>
          </table:table-cell>
          <table:table-cell office:value-type="float" office:value="0.368484">
            <text:p>0.368484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00000">
            <text:p>5000000</text:p>
          </table:table-cell>
          <table:table-cell office:value-type="float" office:value="1.10132">
            <text:p>1.10132</text:p>
          </table:table-cell>
          <table:table-cell office:value-type="float" office:value="0.354798">
            <text:p>0.354798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00000">
            <text:p>5000000</text:p>
          </table:table-cell>
          <table:table-cell office:value-type="float" office:value="1.09557">
            <text:p>1.09557</text:p>
          </table:table-cell>
          <table:table-cell office:value-type="float" office:value="0.342949">
            <text:p>0.342949</text:p>
          </table:table-cell>
          <table:table-cell/>
          <table:table-cell table:formula="of:=AVERAGE([.C57:.C61])" office:value-type="float" office:value="1.102128">
            <text:p>1.102128</text:p>
          </table:table-cell>
          <table:table-cell table:formula="of:=AVERAGE([.D57:.D61])" office:value-type="float" office:value="0.3549628">
            <text:p>0.3549628</text:p>
          </table:table-cell>
          <table:table-cell/>
          <table:table-cell table:formula="of:=[.F61]/[.G61]" office:value-type="float" office:value="3.10491127520968">
            <text:p>3.104911275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0000">
            <text:p>10000000</text:p>
          </table:table-cell>
          <table:table-cell office:value-type="float" office:value="2.35447">
            <text:p>2.35447</text:p>
          </table:table-cell>
          <table:table-cell office:value-type="float" office:value="0.757607">
            <text:p>0.757607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0000">
            <text:p>10000000</text:p>
          </table:table-cell>
          <table:table-cell office:value-type="float" office:value="2.29473">
            <text:p>2.29473</text:p>
          </table:table-cell>
          <table:table-cell office:value-type="float" office:value="0.727648">
            <text:p>0.727648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0000">
            <text:p>10000000</text:p>
          </table:table-cell>
          <table:table-cell office:value-type="float" office:value="2.34342">
            <text:p>2.34342</text:p>
          </table:table-cell>
          <table:table-cell office:value-type="float" office:value="0.702408">
            <text:p>0.702408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0000">
            <text:p>10000000</text:p>
          </table:table-cell>
          <table:table-cell office:value-type="float" office:value="2.32273">
            <text:p>2.32273</text:p>
          </table:table-cell>
          <table:table-cell office:value-type="float" office:value="0.726877">
            <text:p>0.726877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0000">
            <text:p>10000000</text:p>
          </table:table-cell>
          <table:table-cell office:value-type="float" office:value="2.32148">
            <text:p>2.32148</text:p>
          </table:table-cell>
          <table:table-cell office:value-type="float" office:value="0.745574">
            <text:p>0.745574</text:p>
          </table:table-cell>
          <table:table-cell/>
          <table:table-cell table:formula="of:=AVERAGE([.C62:.C66])" office:value-type="float" office:value="2.327366">
            <text:p>2.327366</text:p>
          </table:table-cell>
          <table:table-cell table:formula="of:=AVERAGE([.D62:.D66])" office:value-type="float" office:value="0.7320228">
            <text:p>0.7320228</text:p>
          </table:table-cell>
          <table:table-cell/>
          <table:table-cell table:formula="of:=[.F66]/[.G66]" office:value-type="float" office:value="3.17936271930328">
            <text:p>3.179362719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000000">
            <text:p>50000000</text:p>
          </table:table-cell>
          <table:table-cell office:value-type="float" office:value="12.8418">
            <text:p>12.8418</text:p>
          </table:table-cell>
          <table:table-cell office:value-type="float" office:value="3.89013">
            <text:p>3.89013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000000">
            <text:p>50000000</text:p>
          </table:table-cell>
          <table:table-cell office:value-type="float" office:value="12.7805">
            <text:p>12.7805</text:p>
          </table:table-cell>
          <table:table-cell office:value-type="float" office:value="3.85673">
            <text:p>3.85673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000000">
            <text:p>50000000</text:p>
          </table:table-cell>
          <table:table-cell office:value-type="float" office:value="12.7395">
            <text:p>12.7395</text:p>
          </table:table-cell>
          <table:table-cell office:value-type="float" office:value="3.80666">
            <text:p>3.80666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000000">
            <text:p>50000000</text:p>
          </table:table-cell>
          <table:table-cell office:value-type="float" office:value="12.6724">
            <text:p>12.6724</text:p>
          </table:table-cell>
          <table:table-cell office:value-type="float" office:value="3.73662">
            <text:p>3.73662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000000">
            <text:p>50000000</text:p>
          </table:table-cell>
          <table:table-cell office:value-type="float" office:value="12.8068">
            <text:p>12.8068</text:p>
          </table:table-cell>
          <table:table-cell office:value-type="float" office:value="3.71298">
            <text:p>3.71298</text:p>
          </table:table-cell>
          <table:table-cell/>
          <table:table-cell table:formula="of:=AVERAGE([.C67:.C71])" office:value-type="float" office:value="12.7682">
            <text:p>12.7682</text:p>
          </table:table-cell>
          <table:table-cell table:formula="of:=AVERAGE([.D67:.D71])" office:value-type="float" office:value="3.800624">
            <text:p>3.800624</text:p>
          </table:table-cell>
          <table:table-cell/>
          <table:table-cell table:formula="of:=[.F71]/[.G71]" office:value-type="float" office:value="3.35950096615714">
            <text:p>3.359500966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00000">
            <text:p>100000000</text:p>
          </table:table-cell>
          <table:table-cell office:value-type="float" office:value="25.6598">
            <text:p>25.6598</text:p>
          </table:table-cell>
          <table:table-cell office:value-type="float" office:value="7.58307">
            <text:p>7.58307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00000">
            <text:p>100000000</text:p>
          </table:table-cell>
          <table:table-cell office:value-type="float" office:value="25.5952">
            <text:p>25.5952</text:p>
          </table:table-cell>
          <table:table-cell office:value-type="float" office:value="7.85743">
            <text:p>7.85743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00000">
            <text:p>100000000</text:p>
          </table:table-cell>
          <table:table-cell office:value-type="float" office:value="25.7733">
            <text:p>25.7733</text:p>
          </table:table-cell>
          <table:table-cell office:value-type="float" office:value="7.68092">
            <text:p>7.68092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00000">
            <text:p>100000000</text:p>
          </table:table-cell>
          <table:table-cell office:value-type="float" office:value="25.8143">
            <text:p>25.8143</text:p>
          </table:table-cell>
          <table:table-cell office:value-type="float" office:value="7.82327">
            <text:p>7.82327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00000">
            <text:p>100000000</text:p>
          </table:table-cell>
          <table:table-cell office:value-type="float" office:value="25.7678">
            <text:p>25.7678</text:p>
          </table:table-cell>
          <table:table-cell office:value-type="float" office:value="7.77862">
            <text:p>7.77862</text:p>
          </table:table-cell>
          <table:table-cell/>
          <table:table-cell table:formula="of:=AVERAGE([.C72:.C76])" office:value-type="float" office:value="25.72208">
            <text:p>25.72208</text:p>
          </table:table-cell>
          <table:table-cell table:formula="of:=AVERAGE([.D72:.D76])" office:value-type="float" office:value="7.744662">
            <text:p>7.744662</text:p>
          </table:table-cell>
          <table:table-cell/>
          <table:table-cell table:formula="of:=[.F76]/[.G76]" office:value-type="float" office:value="3.3212656665972">
            <text:p>3.321265666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000000">
            <text:p>200000000</text:p>
          </table:table-cell>
          <table:table-cell office:value-type="float" office:value="52.0986">
            <text:p>52.0986</text:p>
          </table:table-cell>
          <table:table-cell office:value-type="float" office:value="15.5374">
            <text:p>15.5374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000000">
            <text:p>200000000</text:p>
          </table:table-cell>
          <table:table-cell office:value-type="float" office:value="53.1018">
            <text:p>53.1018</text:p>
          </table:table-cell>
          <table:table-cell office:value-type="float" office:value="15.4614">
            <text:p>15.4614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000000">
            <text:p>200000000</text:p>
          </table:table-cell>
          <table:table-cell office:value-type="float" office:value="52.887">
            <text:p>52.887</text:p>
          </table:table-cell>
          <table:table-cell office:value-type="float" office:value="15.516">
            <text:p>15.516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000000">
            <text:p>200000000</text:p>
          </table:table-cell>
          <table:table-cell office:value-type="float" office:value="52.9431">
            <text:p>52.9431</text:p>
          </table:table-cell>
          <table:table-cell office:value-type="float" office:value="15.4378">
            <text:p>15.4378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000000">
            <text:p>200000000</text:p>
          </table:table-cell>
          <table:table-cell office:value-type="float" office:value="52.0931">
            <text:p>52.0931</text:p>
          </table:table-cell>
          <table:table-cell office:value-type="float" office:value="15.4488">
            <text:p>15.4488</text:p>
          </table:table-cell>
          <table:table-cell/>
          <table:table-cell table:formula="of:=AVERAGE([.C77:.C81])" office:value-type="float" office:value="52.62472">
            <text:p>52.62472</text:p>
          </table:table-cell>
          <table:table-cell table:formula="of:=AVERAGE([.D77:.D81])" office:value-type="float" office:value="15.48028">
            <text:p>15.48028</text:p>
          </table:table-cell>
          <table:table-cell/>
          <table:table-cell table:formula="of:=[.F81]/[.G81]" office:value-type="float" office:value="3.3994682266729">
            <text:p>3.399468226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0000000">
            <text:p>500000000</text:p>
          </table:table-cell>
          <table:table-cell office:value-type="float" office:value="131.828">
            <text:p>131.828</text:p>
          </table:table-cell>
          <table:table-cell office:value-type="float" office:value="38.774">
            <text:p>38.774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0000000">
            <text:p>500000000</text:p>
          </table:table-cell>
          <table:table-cell office:value-type="float" office:value="131.118">
            <text:p>131.118</text:p>
          </table:table-cell>
          <table:table-cell office:value-type="float" office:value="38.7118">
            <text:p>38.7118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0000000">
            <text:p>500000000</text:p>
          </table:table-cell>
          <table:table-cell office:value-type="float" office:value="134.76">
            <text:p>134.76</text:p>
          </table:table-cell>
          <table:table-cell office:value-type="float" office:value="39.1667">
            <text:p>39.1667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0000000">
            <text:p>500000000</text:p>
          </table:table-cell>
          <table:table-cell office:value-type="float" office:value="131.03">
            <text:p>131.03</text:p>
          </table:table-cell>
          <table:table-cell office:value-type="float" office:value="39.031">
            <text:p>39.031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0000000">
            <text:p>500000000</text:p>
          </table:table-cell>
          <table:table-cell office:value-type="float" office:value="131">
            <text:p>131</text:p>
          </table:table-cell>
          <table:table-cell office:value-type="float" office:value="39.1325">
            <text:p>39.1325</text:p>
          </table:table-cell>
          <table:table-cell/>
          <table:table-cell table:formula="of:=AVERAGE([.C82:.C86])" office:value-type="float" office:value="131.9472">
            <text:p>131.9472</text:p>
          </table:table-cell>
          <table:table-cell table:formula="of:=AVERAGE([.D82:.D86])" office:value-type="float" office:value="38.9632">
            <text:p>38.9632</text:p>
          </table:table-cell>
          <table:table-cell/>
          <table:table-cell table:formula="of:=[.F86]/[.G86]" office:value-type="float" office:value="3.38645696452037">
            <text:p>3.386456964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000000">
            <text:p>1000000000</text:p>
          </table:table-cell>
          <table:table-cell office:value-type="float" office:value="264.756">
            <text:p>264.756</text:p>
          </table:table-cell>
          <table:table-cell office:value-type="float" office:value="78.7524">
            <text:p>78.7524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000000">
            <text:p>1000000000</text:p>
          </table:table-cell>
          <table:table-cell office:value-type="float" office:value="267.679">
            <text:p>267.679</text:p>
          </table:table-cell>
          <table:table-cell office:value-type="float" office:value="78.9638">
            <text:p>78.9638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000000">
            <text:p>1000000000</text:p>
          </table:table-cell>
          <table:table-cell office:value-type="float" office:value="269.443">
            <text:p>269.443</text:p>
          </table:table-cell>
          <table:table-cell office:value-type="float" office:value="79.4162">
            <text:p>79.4162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000000">
            <text:p>1000000000</text:p>
          </table:table-cell>
          <table:table-cell office:value-type="float" office:value="268.033">
            <text:p>268.033</text:p>
          </table:table-cell>
          <table:table-cell office:value-type="float" office:value="79.1853">
            <text:p>79.1853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000000">
            <text:p>1000000000</text:p>
          </table:table-cell>
          <table:table-cell office:value-type="float" office:value="272.187">
            <text:p>272.187</text:p>
          </table:table-cell>
          <table:table-cell office:value-type="float" office:value="78.8151">
            <text:p>78.8151</text:p>
          </table:table-cell>
          <table:table-cell/>
          <table:table-cell table:formula="of:=AVERAGE([.C87:.C91])" office:value-type="float" office:value="268.4196">
            <text:p>268.4196</text:p>
          </table:table-cell>
          <table:table-cell table:formula="of:=AVERAGE([.D87:.D91])" office:value-type="float" office:value="79.02656">
            <text:p>79.02656</text:p>
          </table:table-cell>
          <table:table-cell/>
          <table:table-cell table:formula="of:=[.F91]/[.G91]" office:value-type="float" office:value="3.39657451874408">
            <text:p>3.396574518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pthreads</text:p>
          </table:table-cell>
          <table:table-cell table:number-columns-repeated="5"/>
          <table:table-cell table:style-name="ce3" office:value-type="string">
            <text:p>NORMALIZED</text:p>
          </table:table-cell>
          <table:table-cell table:number-columns-repeated="3"/>
        </table:table-row>
        <table:table-row table:style-name="ro1">
          <table:table-cell table:style-name="ce1" office:value-type="string">
            <text:p>threads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sequential</text:p>
          </table:table-cell>
          <table:table-cell table:style-name="ce1" office:value-type="string">
            <text:p>Parallel 2 threads</text:p>
          </table:table-cell>
          <table:table-cell table:style-name="ce1" office:value-type="string">
            <text:p>Parallel 4 threads</text:p>
          </table:table-cell>
          <table:table-cell/>
          <table:table-cell table:style-name="ce1" office:value-type="string">
            <text:p>size</text:p>
          </table:table-cell>
          <table:table-cell table:style-name="ce1" office:value-type="string">
            <text:p>sequential</text:p>
          </table:table-cell>
          <table:table-cell table:style-name="ce1" office:value-type="string">
            <text:p>pthread 2 threads</text:p>
          </table:table-cell>
          <table:table-cell table:style-name="ce1" office:value-type="string">
            <text:p>pthread 4 threads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string">
            <text:p>10^6</text:p>
          </table:table-cell>
          <table:table-cell office:value-type="float" office:value="0.198171">
            <text:p>0.198171</text:p>
          </table:table-cell>
          <table:table-cell office:value-type="float" office:value="0.10261154">
            <text:p>0.10261154</text:p>
          </table:table-cell>
          <table:table-cell office:value-type="float" office:value="0.06754448">
            <text:p>0.06754448</text:p>
          </table:table-cell>
          <table:table-cell/>
          <table:table-cell table:style-name="ce2" office:value-type="string">
            <text:p>10^6</text:p>
          </table:table-cell>
          <table:table-cell table:formula="of:=[.C95]/[.C95]" office:value-type="float" office:value="1">
            <text:p>1</text:p>
          </table:table-cell>
          <table:table-cell table:formula="of:=[.D95]/[.C95]" office:value-type="float" office:value="0.517792916218821">
            <text:p>0.5177929162</text:p>
          </table:table-cell>
          <table:table-cell table:formula="of:=[.E95]/[.C95]" office:value-type="float" office:value="0.340839376094383">
            <text:p>0.340839376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string">
            <text:p>2*10^6</text:p>
          </table:table-cell>
          <table:table-cell office:value-type="float" office:value="0.4214152">
            <text:p>0.4214152</text:p>
          </table:table-cell>
          <table:table-cell office:value-type="float" office:value="0.2151688">
            <text:p>0.2151688</text:p>
          </table:table-cell>
          <table:table-cell office:value-type="float" office:value="0.1392534">
            <text:p>0.1392534</text:p>
          </table:table-cell>
          <table:table-cell/>
          <table:table-cell table:style-name="ce2" office:value-type="string">
            <text:p>2*10^6</text:p>
          </table:table-cell>
          <table:table-cell table:formula="of:=[.C96]/[.C96]" office:value-type="float" office:value="1">
            <text:p>1</text:p>
          </table:table-cell>
          <table:table-cell table:formula="of:=[.D96]/[.C96]" office:value-type="float" office:value="0.510586234193736">
            <text:p>0.5105862342</text:p>
          </table:table-cell>
          <table:table-cell table:formula="of:=[.E96]/[.C96]" office:value-type="float" office:value="0.3304422811517">
            <text:p>0.330442281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string">
            <text:p>5*10^6</text:p>
          </table:table-cell>
          <table:table-cell office:value-type="float" office:value="1.107496">
            <text:p>1.107496</text:p>
          </table:table-cell>
          <table:table-cell office:value-type="float" office:value="0.5693622">
            <text:p>0.5693622</text:p>
          </table:table-cell>
          <table:table-cell office:value-type="float" office:value="0.3549628">
            <text:p>0.3549628</text:p>
          </table:table-cell>
          <table:table-cell/>
          <table:table-cell table:style-name="ce2" office:value-type="string">
            <text:p>5*10^6</text:p>
          </table:table-cell>
          <table:table-cell table:formula="of:=[.C97]/[.C97]" office:value-type="float" office:value="1">
            <text:p>1</text:p>
          </table:table-cell>
          <table:table-cell table:formula="of:=[.D97]/[.C97]" office:value-type="float" office:value="0.514098651372104">
            <text:p>0.5140986514</text:p>
          </table:table-cell>
          <table:table-cell table:formula="of:=[.E97]/[.C97]" office:value-type="float" office:value="0.320509329153333">
            <text:p>0.320509329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string">
            <text:p>10^7</text:p>
          </table:table-cell>
          <table:table-cell office:value-type="float" office:value="2.313188">
            <text:p>2.313188</text:p>
          </table:table-cell>
          <table:table-cell office:value-type="float" office:value="1.18422">
            <text:p>1.18422</text:p>
          </table:table-cell>
          <table:table-cell office:value-type="float" office:value="0.7320228">
            <text:p>0.7320228</text:p>
          </table:table-cell>
          <table:table-cell/>
          <table:table-cell table:style-name="ce2" office:value-type="string">
            <text:p>10^7</text:p>
          </table:table-cell>
          <table:table-cell table:formula="of:=[.C98]/[.C98]" office:value-type="float" office:value="1">
            <text:p>1</text:p>
          </table:table-cell>
          <table:table-cell table:formula="of:=[.D98]/[.C98]" office:value-type="float" office:value="0.511942825226484">
            <text:p>0.5119428252</text:p>
          </table:table-cell>
          <table:table-cell table:formula="of:=[.E98]/[.C98]" office:value-type="float" office:value="0.316456249989192">
            <text:p>0.3164562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string">
            <text:p>5*10^7</text:p>
          </table:table-cell>
          <table:table-cell office:value-type="float" office:value="12.21542">
            <text:p>12.21542</text:p>
          </table:table-cell>
          <table:table-cell office:value-type="float" office:value="6.441964">
            <text:p>6.441964</text:p>
          </table:table-cell>
          <table:table-cell office:value-type="float" office:value="3.800624">
            <text:p>3.800624</text:p>
          </table:table-cell>
          <table:table-cell/>
          <table:table-cell table:style-name="ce2" office:value-type="string">
            <text:p>5*10^7</text:p>
          </table:table-cell>
          <table:table-cell table:formula="of:=[.C99]/[.C99]" office:value-type="float" office:value="1">
            <text:p>1</text:p>
          </table:table-cell>
          <table:table-cell table:formula="of:=[.D99]/[.C99]" office:value-type="float" office:value="0.527363283456484">
            <text:p>0.5273632835</text:p>
          </table:table-cell>
          <table:table-cell table:formula="of:=[.E99]/[.C99]" office:value-type="float" office:value="0.311133305281357">
            <text:p>0.3111333053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string">
            <text:p>10^8</text:p>
          </table:table-cell>
          <table:table-cell office:value-type="float" office:value="25.33236">
            <text:p>25.33236</text:p>
          </table:table-cell>
          <table:table-cell office:value-type="float" office:value="12.96474">
            <text:p>12.96474</text:p>
          </table:table-cell>
          <table:table-cell office:value-type="float" office:value="7.744662">
            <text:p>7.744662</text:p>
          </table:table-cell>
          <table:table-cell/>
          <table:table-cell table:style-name="ce2" office:value-type="string">
            <text:p>10^8</text:p>
          </table:table-cell>
          <table:table-cell table:formula="of:=[.C100]/[.C100]" office:value-type="float" office:value="1">
            <text:p>1</text:p>
          </table:table-cell>
          <table:table-cell table:formula="of:=[.D100]/[.C100]" office:value-type="float" office:value="0.511785715977509">
            <text:p>0.511785716</text:p>
          </table:table-cell>
          <table:table-cell table:formula="of:=[.E100]/[.C100]" office:value-type="float" office:value="0.305722088269707">
            <text:p>0.3057220883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string">
            <text:p>2*10^8</text:p>
          </table:table-cell>
          <table:table-cell office:value-type="float" office:value="51.82128">
            <text:p>51.82128</text:p>
          </table:table-cell>
          <table:table-cell office:value-type="float" office:value="26.882">
            <text:p>26.882</text:p>
          </table:table-cell>
          <table:table-cell office:value-type="float" office:value="15.48028">
            <text:p>15.48028</text:p>
          </table:table-cell>
          <table:table-cell/>
          <table:table-cell table:style-name="ce2" office:value-type="string">
            <text:p>2*10^8</text:p>
          </table:table-cell>
          <table:table-cell table:formula="of:=[.C101]/[.C101]" office:value-type="float" office:value="1">
            <text:p>1</text:p>
          </table:table-cell>
          <table:table-cell table:formula="of:=[.D101]/[.C101]" office:value-type="float" office:value="0.518744423140455">
            <text:p>0.5187444231</text:p>
          </table:table-cell>
          <table:table-cell table:formula="of:=[.E101]/[.C101]" office:value-type="float" office:value="0.298724385040277">
            <text:p>0.29872438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string">
            <text:p>5*10^8</text:p>
          </table:table-cell>
          <table:table-cell office:value-type="float" office:value="132.2306">
            <text:p>132.2306</text:p>
          </table:table-cell>
          <table:table-cell office:value-type="float" office:value="68.27318">
            <text:p>68.27318</text:p>
          </table:table-cell>
          <table:table-cell office:value-type="float" office:value="38.9632">
            <text:p>38.9632</text:p>
          </table:table-cell>
          <table:table-cell/>
          <table:table-cell table:style-name="ce2" office:value-type="string">
            <text:p>5*10^8</text:p>
          </table:table-cell>
          <table:table-cell table:formula="of:=[.C102]/[.C102]" office:value-type="float" office:value="1">
            <text:p>1</text:p>
          </table:table-cell>
          <table:table-cell table:formula="of:=[.D102]/[.C102]" office:value-type="float" office:value="0.516319066842319">
            <text:p>0.5163190668</text:p>
          </table:table-cell>
          <table:table-cell table:formula="of:=[.E102]/[.C102]" office:value-type="float" office:value="0.294660993748799">
            <text:p>0.2946609937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string">
            <text:p>10^9</text:p>
          </table:table-cell>
          <table:table-cell office:value-type="float" office:value="271.06">
            <text:p>271.06</text:p>
          </table:table-cell>
          <table:table-cell office:value-type="float" office:value="137.0904">
            <text:p>137.0904</text:p>
          </table:table-cell>
          <table:table-cell office:value-type="float" office:value="79.02656">
            <text:p>79.02656</text:p>
          </table:table-cell>
          <table:table-cell/>
          <table:table-cell table:style-name="ce2" office:value-type="string">
            <text:p>10^9</text:p>
          </table:table-cell>
          <table:table-cell table:formula="of:=[.C103]/[.C103]" office:value-type="float" office:value="1">
            <text:p>1</text:p>
          </table:table-cell>
          <table:table-cell table:formula="of:=[.D103]/[.C103]" office:value-type="float" office:value="0.505756659042278">
            <text:p>0.505756659</text:p>
          </table:table-cell>
          <table:table-cell table:formula="of:=[.E103]/[.C103]" office:value-type="float" office:value="0.291546373496643">
            <text:p>0.2915463735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1" office:value-type="string">
            <text:p>threads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sequential</text:p>
          </table:table-cell>
          <table:table-cell table:style-name="ce1" office:value-type="string">
            <text:p>parallel</text:p>
          </table:table-cell>
          <table:table-cell table:number-columns-repeated="2"/>
          <table:table-cell office:value-type="string">
            <text:p>speedup over sequential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string">
            <text:p>10^6</text:p>
          </table:table-cell>
          <table:table-cell office:value-type="float" office:value="0.1974486">
            <text:p>0.1974486</text:p>
          </table:table-cell>
          <table:table-cell office:value-type="float" office:value="0.06754448">
            <text:p>0.06754448</text:p>
          </table:table-cell>
          <table:table-cell table:number-columns-repeated="2"/>
          <table:table-cell table:style-name="ce1" office:value-type="string">
            <text:p>2 threads</text:p>
          </table:table-cell>
          <table:table-cell table:style-name="ce1" office:value-type="string">
            <text:p>4 threads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string">
            <text:p>2*10^6</text:p>
          </table:table-cell>
          <table:table-cell office:value-type="float" office:value="0.4145736">
            <text:p>0.4145736</text:p>
          </table:table-cell>
          <table:table-cell office:value-type="float" office:value="0.1392534">
            <text:p>0.1392534</text:p>
          </table:table-cell>
          <table:table-cell/>
          <table:table-cell table:style-name="ce2" office:value-type="string">
            <text:p>10^6</text:p>
          </table:table-cell>
          <table:table-cell table:style-name="ce4" table:formula="of:=[.C95]/[.D95]" office:value-type="float" office:value="1.93127400680274">
            <text:p>1.93</text:p>
          </table:table-cell>
          <table:table-cell table:style-name="ce4" table:formula="of:=[.C95]/[.E95]" office:value-type="float" office:value="2.93393331327741">
            <text:p>2.93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string">
            <text:p>5*10^6</text:p>
          </table:table-cell>
          <table:table-cell office:value-type="float" office:value="1.102128">
            <text:p>1.102128</text:p>
          </table:table-cell>
          <table:table-cell office:value-type="float" office:value="0.3549628">
            <text:p>0.3549628</text:p>
          </table:table-cell>
          <table:table-cell/>
          <table:table-cell table:style-name="ce2" office:value-type="string">
            <text:p>2*10^6</text:p>
          </table:table-cell>
          <table:table-cell table:style-name="ce4" table:formula="of:=[.C96]/[.D96]" office:value-type="float" office:value="1.95853302151613">
            <text:p>1.96</text:p>
          </table:table-cell>
          <table:table-cell table:style-name="ce4" table:formula="of:=[.C96]/[.E96]" office:value-type="float" office:value="3.0262471149717">
            <text:p>3.03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string">
            <text:p>10^7</text:p>
          </table:table-cell>
          <table:table-cell office:value-type="float" office:value="2.327366">
            <text:p>2.327366</text:p>
          </table:table-cell>
          <table:table-cell office:value-type="float" office:value="0.7320228">
            <text:p>0.7320228</text:p>
          </table:table-cell>
          <table:table-cell/>
          <table:table-cell table:style-name="ce2" office:value-type="string">
            <text:p>5*10^6</text:p>
          </table:table-cell>
          <table:table-cell table:style-name="ce4" table:formula="of:=[.C97]/[.D97]" office:value-type="float" office:value="1.94515196126473">
            <text:p>1.95</text:p>
          </table:table-cell>
          <table:table-cell table:style-name="ce4" table:formula="of:=[.C97]/[.E97]" office:value-type="float" office:value="3.12003398666001">
            <text:p>3.12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string">
            <text:p>5*10^7</text:p>
          </table:table-cell>
          <table:table-cell office:value-type="float" office:value="12.7682">
            <text:p>12.7682</text:p>
          </table:table-cell>
          <table:table-cell office:value-type="float" office:value="3.800624">
            <text:p>3.800624</text:p>
          </table:table-cell>
          <table:table-cell/>
          <table:table-cell table:style-name="ce2" office:value-type="string">
            <text:p>10^7</text:p>
          </table:table-cell>
          <table:table-cell table:style-name="ce4" table:formula="of:=[.C98]/[.D98]" office:value-type="float" office:value="1.95334312881052">
            <text:p>1.95</text:p>
          </table:table-cell>
          <table:table-cell table:style-name="ce4" table:formula="of:=[.C98]/[.E98]" office:value-type="float" office:value="3.1599944701176">
            <text:p>3.16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string">
            <text:p>10^8</text:p>
          </table:table-cell>
          <table:table-cell office:value-type="float" office:value="25.72208">
            <text:p>25.72208</text:p>
          </table:table-cell>
          <table:table-cell office:value-type="float" office:value="7.744662">
            <text:p>7.744662</text:p>
          </table:table-cell>
          <table:table-cell/>
          <table:table-cell table:style-name="ce2" office:value-type="string">
            <text:p>5*10^7</text:p>
          </table:table-cell>
          <table:table-cell table:style-name="ce4" table:formula="of:=[.C99]/[.D99]" office:value-type="float" office:value="1.89622605776748">
            <text:p>1.90</text:p>
          </table:table-cell>
          <table:table-cell table:style-name="ce4" table:formula="of:=[.C99]/[.E99]" office:value-type="float" office:value="3.21405642862856">
            <text:p>3.2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string">
            <text:p>2*10^8</text:p>
          </table:table-cell>
          <table:table-cell office:value-type="float" office:value="52.62472">
            <text:p>52.62472</text:p>
          </table:table-cell>
          <table:table-cell office:value-type="float" office:value="15.48028">
            <text:p>15.48028</text:p>
          </table:table-cell>
          <table:table-cell/>
          <table:table-cell table:style-name="ce2" office:value-type="string">
            <text:p>10^8</text:p>
          </table:table-cell>
          <table:table-cell table:style-name="ce4" table:formula="of:=[.C100]/[.D100]" office:value-type="float" office:value="1.953942770931">
            <text:p>1.95</text:p>
          </table:table-cell>
          <table:table-cell table:style-name="ce4" table:formula="of:=[.C100]/[.E100]" office:value-type="float" office:value="3.27094455510131">
            <text:p>3.27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string">
            <text:p>5*10^8</text:p>
          </table:table-cell>
          <table:table-cell office:value-type="float" office:value="131.9472">
            <text:p>131.9472</text:p>
          </table:table-cell>
          <table:table-cell office:value-type="float" office:value="38.9632">
            <text:p>38.9632</text:p>
          </table:table-cell>
          <table:table-cell/>
          <table:table-cell table:style-name="ce2" office:value-type="string">
            <text:p>2*10^8</text:p>
          </table:table-cell>
          <table:table-cell table:style-name="ce4" table:formula="of:=[.C101]/[.D101]" office:value-type="float" office:value="1.9277315675917">
            <text:p>1.93</text:p>
          </table:table-cell>
          <table:table-cell table:style-name="ce4" table:formula="of:=[.C101]/[.E101]" office:value-type="float" office:value="3.3475673566628">
            <text:p>3.35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string">
            <text:p>10^9</text:p>
          </table:table-cell>
          <table:table-cell office:value-type="float" office:value="268.4196">
            <text:p>268.4196</text:p>
          </table:table-cell>
          <table:table-cell office:value-type="float" office:value="79.02656">
            <text:p>79.02656</text:p>
          </table:table-cell>
          <table:table-cell/>
          <table:table-cell table:style-name="ce2" office:value-type="string">
            <text:p>5*10^8</text:p>
          </table:table-cell>
          <table:table-cell table:style-name="ce4" table:formula="of:=[.C102]/[.D102]" office:value-type="float" office:value="1.93678689054765">
            <text:p>1.94</text:p>
          </table:table-cell>
          <table:table-cell table:style-name="ce4" table:formula="of:=[.C102]/[.E102]" office:value-type="float" office:value="3.39373049441524">
            <text:p>3.39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" office:value-type="string">
            <text:p>10^9</text:p>
          </table:table-cell>
          <table:table-cell table:style-name="ce4" table:formula="of:=[.C103]/[.D103]" office:value-type="float" office:value="1.97723545922982">
            <text:p>1.98</text:p>
          </table:table-cell>
          <table:table-cell table:style-name="ce4" table:formula="of:=[.C103]/[.E103]" office:value-type="float" office:value="3.42998607050592">
            <text:p>3.4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15T14:52:48</dc:date>
    <dc:creator>Albert </dc:creator>
    <meta:generator>LibreOffice/3.5$Linux_X86_64 LibreOffice_project/350m1$Build-2</meta:generator>
    <meta:editing-duration>P2DT1H10M16S</meta:editing-duration>
    <meta:editing-cycles>6</meta:editing-cycles>
    <meta:document-statistic meta:table-count="1" meta:cell-count="57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196cm" svg:height="13.259cm" xlink:href=".." xlink:type="simple" chart:class="chart:line" chart:style-name="ch1">
        <chart:title svg:x="7.736cm" svg:y="0.401cm" chart:style-name="ch2">
          <text:p>Pthread parallel sort. Sequential, 2 threads, 4 threads</text:p>
        </chart:title>
        <chart:legend chart:legend-position="end" svg:x="22.18cm" svg:y="5.832cm" style:legend-expansion="high" chart:style-name="ch3"/>
        <chart:plot-area chart:style-name="ch4" table:cell-range-address="Sheet1.B94:Sheet1.E103" chart:data-source-has-labels="both" svg:x="1.534cm" svg:y="1.975cm" svg:width="19.6cm" svg:height="10.038cm">
          <chartooo:coordinate-region svg:x="2.341cm" svg:y="2.174cm" svg:width="18.434cm" svg:height="9.192cm"/>
          <chart:axis chart:dimension="x" chart:name="primary-x" chart:style-name="ch5" chartooo:axis-type="auto">
            <chartooo:date-scale/>
            <chart:title svg:x="9.345cm" svg:y="12.278cm" chart:style-name="ch6">
              <text:p>size of float list to be sorted</text:p>
            </chart:title>
            <chart:categories table:cell-range-address="Sheet1.B95:Sheet1.B103"/>
          </chart:axis>
          <chart:axis chart:dimension="y" chart:name="primary-y" chart:style-name="ch5">
            <chart:title svg:x="0.451cm" svg:y="7.832cm" chart:style-name="ch7">
              <text:p>time to sort</text:p>
            </chart:title>
            <chart:grid chart:style-name="ch8" chart:class="major"/>
          </chart:axis>
          <chart:series chart:style-name="ch9" chart:values-cell-range-address="Sheet1.C95:Sheet1.C103" chart:label-cell-address="Sheet1.C94:Sheet1.C94" chart:class="chart:line">
            <chart:data-point chart:repeated="9"/>
          </chart:series>
          <chart:series chart:style-name="ch10" chart:values-cell-range-address="Sheet1.D95:Sheet1.D103" chart:label-cell-address="Sheet1.D94:Sheet1.D94" chart:class="chart:line">
            <chart:data-point chart:repeated="9"/>
          </chart:series>
          <chart:series chart:style-name="ch11" chart:values-cell-range-address="Sheet1.E95:Sheet1.E103" chart:label-cell-address="Sheet1.E94:Sheet1.E94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Sheet1.C94:Sheet1.C94</svg:desc>
                </draw:g>
              </table:table-cell>
              <table:table-cell office:value-type="string">
                <text:p>Parallel 2 threads</text:p>
                <draw:g>
                  <svg:desc>Sheet1.D94:Sheet1.D94</svg:desc>
                </draw:g>
              </table:table-cell>
              <table:table-cell office:value-type="string">
                <text:p>Parallel 4 threads</text:p>
                <draw:g>
                  <svg:desc>Sheet1.E94:Sheet1.E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^6</text:p>
                <draw:g>
                  <svg:desc>Sheet1.B95:Sheet1.B103</svg:desc>
                </draw:g>
              </table:table-cell>
              <table:table-cell office:value-type="float" office:value="0.198171">
                <text:p>0.198171</text:p>
                <draw:g>
                  <svg:desc>Sheet1.C95:Sheet1.C103</svg:desc>
                </draw:g>
              </table:table-cell>
              <table:table-cell office:value-type="float" office:value="0.10261154">
                <text:p>0.10261154</text:p>
                <draw:g>
                  <svg:desc>Sheet1.D95:Sheet1.D103</svg:desc>
                </draw:g>
              </table:table-cell>
              <table:table-cell office:value-type="float" office:value="0.06754448">
                <text:p>0.06754448</text:p>
                <draw:g>
                  <svg:desc>Sheet1.E95:Sheet1.E103</svg:desc>
                </draw:g>
              </table:table-cell>
            </table:table-row>
            <table:table-row>
              <table:table-cell office:value-type="string">
                <text:p>2*10^6</text:p>
              </table:table-cell>
              <table:table-cell office:value-type="float" office:value="0.4214152">
                <text:p>0.4214152</text:p>
              </table:table-cell>
              <table:table-cell office:value-type="float" office:value="0.2151688">
                <text:p>0.2151688</text:p>
              </table:table-cell>
              <table:table-cell office:value-type="float" office:value="0.1392534">
                <text:p>0.1392534</text:p>
              </table:table-cell>
            </table:table-row>
            <table:table-row>
              <table:table-cell office:value-type="string">
                <text:p>5*10^6</text:p>
              </table:table-cell>
              <table:table-cell office:value-type="float" office:value="1.107496">
                <text:p>1.107496</text:p>
              </table:table-cell>
              <table:table-cell office:value-type="float" office:value="0.5693622">
                <text:p>0.5693622</text:p>
              </table:table-cell>
              <table:table-cell office:value-type="float" office:value="0.3549628">
                <text:p>0.3549628</text:p>
              </table:table-cell>
            </table:table-row>
            <table:table-row>
              <table:table-cell office:value-type="string">
                <text:p>10^7</text:p>
              </table:table-cell>
              <table:table-cell office:value-type="float" office:value="2.313188">
                <text:p>2.313188</text:p>
              </table:table-cell>
              <table:table-cell office:value-type="float" office:value="1.18422">
                <text:p>1.18422</text:p>
              </table:table-cell>
              <table:table-cell office:value-type="float" office:value="0.7320228">
                <text:p>0.7320228</text:p>
              </table:table-cell>
            </table:table-row>
            <table:table-row>
              <table:table-cell office:value-type="string">
                <text:p>5*10^7</text:p>
              </table:table-cell>
              <table:table-cell office:value-type="float" office:value="12.21542">
                <text:p>12.21542</text:p>
              </table:table-cell>
              <table:table-cell office:value-type="float" office:value="6.441964">
                <text:p>6.441964</text:p>
              </table:table-cell>
              <table:table-cell office:value-type="float" office:value="3.800624">
                <text:p>3.800624</text:p>
              </table:table-cell>
            </table:table-row>
            <table:table-row>
              <table:table-cell office:value-type="string">
                <text:p>10^8</text:p>
              </table:table-cell>
              <table:table-cell office:value-type="float" office:value="25.33236">
                <text:p>25.33236</text:p>
              </table:table-cell>
              <table:table-cell office:value-type="float" office:value="12.96474">
                <text:p>12.96474</text:p>
              </table:table-cell>
              <table:table-cell office:value-type="float" office:value="7.744662">
                <text:p>7.744662</text:p>
              </table:table-cell>
            </table:table-row>
            <table:table-row>
              <table:table-cell office:value-type="string">
                <text:p>2*10^8</text:p>
              </table:table-cell>
              <table:table-cell office:value-type="float" office:value="51.82128">
                <text:p>51.82128</text:p>
              </table:table-cell>
              <table:table-cell office:value-type="float" office:value="26.882">
                <text:p>26.882</text:p>
              </table:table-cell>
              <table:table-cell office:value-type="float" office:value="15.48028">
                <text:p>15.48028</text:p>
              </table:table-cell>
            </table:table-row>
            <table:table-row>
              <table:table-cell office:value-type="string">
                <text:p>5*10^8</text:p>
              </table:table-cell>
              <table:table-cell office:value-type="float" office:value="132.2306">
                <text:p>132.2306</text:p>
              </table:table-cell>
              <table:table-cell office:value-type="float" office:value="68.27318">
                <text:p>68.27318</text:p>
              </table:table-cell>
              <table:table-cell office:value-type="float" office:value="38.9632">
                <text:p>38.9632</text:p>
              </table:table-cell>
            </table:table-row>
            <table:table-row>
              <table:table-cell office:value-type="string">
                <text:p>10^9</text:p>
              </table:table-cell>
              <table:table-cell office:value-type="float" office:value="271.06">
                <text:p>271.06</text:p>
              </table:table-cell>
              <table:table-cell office:value-type="float" office:value="137.0904">
                <text:p>137.0904</text:p>
              </table:table-cell>
              <table:table-cell office:value-type="float" office:value="79.02656">
                <text:p>79.026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61cm" svg:height="11.072cm" xlink:href=".." xlink:type="simple" chart:class="chart:line" chart:style-name="ch1">
        <chart:title svg:x="6.708cm" svg:y="0.357cm" chart:style-name="ch2">
          <text:p>Speed up achieved over sequential implementation</text:p>
        </chart:title>
        <chart:legend chart:legend-position="end" svg:x="20.837cm" svg:y="4.988cm" style:legend-expansion="high" chart:style-name="ch3"/>
        <chart:plot-area chart:style-name="ch4" table:cell-range-address="Sheet1.F108:Sheet1.H117" chart:data-source-has-labels="both" svg:x="1.483cm" svg:y="1.799cm" svg:width="18.41cm" svg:height="8.071cm">
          <chartooo:coordinate-region svg:x="2.395cm" svg:y="1.998cm" svg:width="17.139cm" svg:height="7.225cm"/>
          <chart:axis chart:dimension="x" chart:name="primary-x" chart:style-name="ch5" chartooo:axis-type="auto">
            <chartooo:date-scale/>
            <chart:title svg:x="8.673cm" svg:y="10.091cm" chart:style-name="ch6">
              <text:p>Size of float list to be sorted</text:p>
            </chart:title>
            <chart:categories table:cell-range-address="Sheet1.F109:Sheet1.F117"/>
          </chart:axis>
          <chart:axis chart:dimension="y" chart:name="primary-y" chart:style-name="ch7">
            <chart:title svg:x="0.451cm" svg:y="6.526cm" chart:style-name="ch8">
              <text:p>speedup</text:p>
            </chart:title>
            <chart:grid chart:style-name="ch9" chart:class="major"/>
          </chart:axis>
          <chart:series chart:style-name="ch10" chart:values-cell-range-address="Sheet1.G109:Sheet1.G117" chart:label-cell-address="Sheet1.G108:Sheet1.G108" chart:class="chart:line">
            <chart:data-point chart:repeated="9"/>
          </chart:series>
          <chart:series chart:style-name="ch11" chart:values-cell-range-address="Sheet1.H109:Sheet1.H117" chart:label-cell-address="Sheet1.H108:Sheet1.H108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threads</text:p>
                <draw:g>
                  <svg:desc>Sheet1.G108:Sheet1.G108</svg:desc>
                </draw:g>
              </table:table-cell>
              <table:table-cell office:value-type="string">
                <text:p>4 threads</text:p>
                <draw:g>
                  <svg:desc>Sheet1.H108:Sheet1.H10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^6</text:p>
                <draw:g>
                  <svg:desc>Sheet1.F109:Sheet1.F117</svg:desc>
                </draw:g>
              </table:table-cell>
              <table:table-cell office:value-type="float" office:value="1.93127400680274">
                <text:p>1.93127400680274</text:p>
                <draw:g>
                  <svg:desc>Sheet1.G109:Sheet1.G117</svg:desc>
                </draw:g>
              </table:table-cell>
              <table:table-cell office:value-type="float" office:value="2.93393331327741">
                <text:p>2.93393331327741</text:p>
                <draw:g>
                  <svg:desc>Sheet1.H109:Sheet1.H117</svg:desc>
                </draw:g>
              </table:table-cell>
            </table:table-row>
            <table:table-row>
              <table:table-cell office:value-type="string">
                <text:p>2*10^6</text:p>
              </table:table-cell>
              <table:table-cell office:value-type="float" office:value="1.95853302151613">
                <text:p>1.95853302151613</text:p>
              </table:table-cell>
              <table:table-cell office:value-type="float" office:value="3.0262471149717">
                <text:p>3.0262471149717</text:p>
              </table:table-cell>
            </table:table-row>
            <table:table-row>
              <table:table-cell office:value-type="string">
                <text:p>5*10^6</text:p>
              </table:table-cell>
              <table:table-cell office:value-type="float" office:value="1.94515196126473">
                <text:p>1.94515196126473</text:p>
              </table:table-cell>
              <table:table-cell office:value-type="float" office:value="3.12003398666001">
                <text:p>3.12003398666001</text:p>
              </table:table-cell>
            </table:table-row>
            <table:table-row>
              <table:table-cell office:value-type="string">
                <text:p>10^7</text:p>
              </table:table-cell>
              <table:table-cell office:value-type="float" office:value="1.95334312881052">
                <text:p>1.95334312881052</text:p>
              </table:table-cell>
              <table:table-cell office:value-type="float" office:value="3.1599944701176">
                <text:p>3.1599944701176</text:p>
              </table:table-cell>
            </table:table-row>
            <table:table-row>
              <table:table-cell office:value-type="string">
                <text:p>5*10^7</text:p>
              </table:table-cell>
              <table:table-cell office:value-type="float" office:value="1.89622605776748">
                <text:p>1.89622605776748</text:p>
              </table:table-cell>
              <table:table-cell office:value-type="float" office:value="3.21405642862856">
                <text:p>3.21405642862856</text:p>
              </table:table-cell>
            </table:table-row>
            <table:table-row>
              <table:table-cell office:value-type="string">
                <text:p>10^8</text:p>
              </table:table-cell>
              <table:table-cell office:value-type="float" office:value="1.953942770931">
                <text:p>1.953942770931</text:p>
              </table:table-cell>
              <table:table-cell office:value-type="float" office:value="3.27094455510131">
                <text:p>3.27094455510131</text:p>
              </table:table-cell>
            </table:table-row>
            <table:table-row>
              <table:table-cell office:value-type="string">
                <text:p>2*10^8</text:p>
              </table:table-cell>
              <table:table-cell office:value-type="float" office:value="1.9277315675917">
                <text:p>1.9277315675917</text:p>
              </table:table-cell>
              <table:table-cell office:value-type="float" office:value="3.3475673566628">
                <text:p>3.3475673566628</text:p>
              </table:table-cell>
            </table:table-row>
            <table:table-row>
              <table:table-cell office:value-type="string">
                <text:p>5*10^8</text:p>
              </table:table-cell>
              <table:table-cell office:value-type="float" office:value="1.93678689054765">
                <text:p>1.93678689054765</text:p>
              </table:table-cell>
              <table:table-cell office:value-type="float" office:value="3.39373049441524">
                <text:p>3.39373049441524</text:p>
              </table:table-cell>
            </table:table-row>
            <table:table-row>
              <table:table-cell office:value-type="string">
                <text:p>10^9</text:p>
              </table:table-cell>
              <table:table-cell office:value-type="float" office:value="1.97723545922982">
                <text:p>1.97723545922982</text:p>
              </table:table-cell>
              <table:table-cell office:value-type="float" office:value="3.42998607050592">
                <text:p>3.429986070505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18cm" svg:height="9.418cm" xlink:href=".." xlink:type="simple" chart:class="chart:line" chart:style-name="ch1">
        <chart:title svg:x="7.099cm" svg:y="0.324cm" chart:style-name="ch2">
          <text:p>Pthread sort Normalized</text:p>
        </chart:title>
        <chart:legend chart:legend-position="end" svg:x="15.164cm" svg:y="3.912cm" style:legend-expansion="high" chart:style-name="ch3"/>
        <chart:plot-area chart:style-name="ch4" table:cell-range-address="Sheet1.G94:Sheet1.J103" chart:data-source-has-labels="both" svg:x="1.394cm" svg:y="1.667cm" svg:width="13.004cm" svg:height="6.582cm">
          <chartooo:coordinate-region svg:x="2.121cm" svg:y="1.867cm" svg:width="11.918cm" svg:height="5.735cm"/>
          <chart:axis chart:dimension="x" chart:name="primary-x" chart:style-name="ch5" chartooo:axis-type="auto">
            <chartooo:date-scale/>
            <chart:title svg:x="6.635cm" svg:y="8.437cm" chart:style-name="ch6">
              <text:p>Size of list to sort</text:p>
            </chart:title>
            <chart:categories table:cell-range-address="Sheet1.G95:Sheet1.G103"/>
          </chart:axis>
          <chart:axis chart:dimension="y" chart:name="primary-y" chart:style-name="ch5">
            <chart:title svg:x="0.451cm" svg:y="6.193cm" chart:style-name="ch7">
              <text:p>Normalized time</text:p>
            </chart:title>
            <chart:grid chart:style-name="ch8" chart:class="major"/>
          </chart:axis>
          <chart:series chart:style-name="ch9" chart:values-cell-range-address="Sheet1.H95:Sheet1.H103" chart:label-cell-address="Sheet1.H94:Sheet1.H94" chart:class="chart:line">
            <chart:data-point chart:repeated="9"/>
          </chart:series>
          <chart:series chart:style-name="ch10" chart:values-cell-range-address="Sheet1.I95:Sheet1.I103" chart:label-cell-address="Sheet1.I94:Sheet1.I94" chart:class="chart:line">
            <chart:data-point chart:repeated="9"/>
          </chart:series>
          <chart:series chart:style-name="ch11" chart:values-cell-range-address="Sheet1.J95:Sheet1.J103" chart:label-cell-address="Sheet1.J94:Sheet1.J94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Sheet1.H94:Sheet1.H94</svg:desc>
                </draw:g>
              </table:table-cell>
              <table:table-cell office:value-type="string">
                <text:p>pthread 2 threads</text:p>
                <draw:g>
                  <svg:desc>Sheet1.I94:Sheet1.I94</svg:desc>
                </draw:g>
              </table:table-cell>
              <table:table-cell office:value-type="string">
                <text:p>pthread 4 threads</text:p>
                <draw:g>
                  <svg:desc>Sheet1.J94:Sheet1.J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^6</text:p>
                <draw:g>
                  <svg:desc>Sheet1.G95:Sheet1.G103</svg:desc>
                </draw:g>
              </table:table-cell>
              <table:table-cell office:value-type="float" office:value="1">
                <text:p>1</text:p>
                <draw:g>
                  <svg:desc>Sheet1.H95:Sheet1.H103</svg:desc>
                </draw:g>
              </table:table-cell>
              <table:table-cell office:value-type="float" office:value="0.517792916218821">
                <text:p>0.517792916218821</text:p>
                <draw:g>
                  <svg:desc>Sheet1.I95:Sheet1.I103</svg:desc>
                </draw:g>
              </table:table-cell>
              <table:table-cell office:value-type="float" office:value="0.340839376094383">
                <text:p>0.340839376094383</text:p>
                <draw:g>
                  <svg:desc>Sheet1.J95:Sheet1.J103</svg:desc>
                </draw:g>
              </table:table-cell>
            </table:table-row>
            <table:table-row>
              <table:table-cell office:value-type="string">
                <text:p>2*10^6</text:p>
              </table:table-cell>
              <table:table-cell office:value-type="float" office:value="1">
                <text:p>1</text:p>
              </table:table-cell>
              <table:table-cell office:value-type="float" office:value="0.510586234193736">
                <text:p>0.510586234193736</text:p>
              </table:table-cell>
              <table:table-cell office:value-type="float" office:value="0.3304422811517">
                <text:p>0.3304422811517</text:p>
              </table:table-cell>
            </table:table-row>
            <table:table-row>
              <table:table-cell office:value-type="string">
                <text:p>5*10^6</text:p>
              </table:table-cell>
              <table:table-cell office:value-type="float" office:value="1">
                <text:p>1</text:p>
              </table:table-cell>
              <table:table-cell office:value-type="float" office:value="0.514098651372104">
                <text:p>0.514098651372104</text:p>
              </table:table-cell>
              <table:table-cell office:value-type="float" office:value="0.320509329153333">
                <text:p>0.320509329153333</text:p>
              </table:table-cell>
            </table:table-row>
            <table:table-row>
              <table:table-cell office:value-type="string">
                <text:p>10^7</text:p>
              </table:table-cell>
              <table:table-cell office:value-type="float" office:value="1">
                <text:p>1</text:p>
              </table:table-cell>
              <table:table-cell office:value-type="float" office:value="0.511942825226484">
                <text:p>0.511942825226484</text:p>
              </table:table-cell>
              <table:table-cell office:value-type="float" office:value="0.316456249989192">
                <text:p>0.316456249989192</text:p>
              </table:table-cell>
            </table:table-row>
            <table:table-row>
              <table:table-cell office:value-type="string">
                <text:p>5*10^7</text:p>
              </table:table-cell>
              <table:table-cell office:value-type="float" office:value="1">
                <text:p>1</text:p>
              </table:table-cell>
              <table:table-cell office:value-type="float" office:value="0.527363283456484">
                <text:p>0.527363283456484</text:p>
              </table:table-cell>
              <table:table-cell office:value-type="float" office:value="0.311133305281357">
                <text:p>0.311133305281357</text:p>
              </table:table-cell>
            </table:table-row>
            <table:table-row>
              <table:table-cell office:value-type="string">
                <text:p>10^8</text:p>
              </table:table-cell>
              <table:table-cell office:value-type="float" office:value="1">
                <text:p>1</text:p>
              </table:table-cell>
              <table:table-cell office:value-type="float" office:value="0.511785715977509">
                <text:p>0.511785715977509</text:p>
              </table:table-cell>
              <table:table-cell office:value-type="float" office:value="0.305722088269707">
                <text:p>0.305722088269707</text:p>
              </table:table-cell>
            </table:table-row>
            <table:table-row>
              <table:table-cell office:value-type="string">
                <text:p>2*10^8</text:p>
              </table:table-cell>
              <table:table-cell office:value-type="float" office:value="1">
                <text:p>1</text:p>
              </table:table-cell>
              <table:table-cell office:value-type="float" office:value="0.518744423140455">
                <text:p>0.518744423140455</text:p>
              </table:table-cell>
              <table:table-cell office:value-type="float" office:value="0.298724385040277">
                <text:p>0.298724385040277</text:p>
              </table:table-cell>
            </table:table-row>
            <table:table-row>
              <table:table-cell office:value-type="string">
                <text:p>5*10^8</text:p>
              </table:table-cell>
              <table:table-cell office:value-type="float" office:value="1">
                <text:p>1</text:p>
              </table:table-cell>
              <table:table-cell office:value-type="float" office:value="0.516319066842319">
                <text:p>0.516319066842319</text:p>
              </table:table-cell>
              <table:table-cell office:value-type="float" office:value="0.294660993748799">
                <text:p>0.294660993748799</text:p>
              </table:table-cell>
            </table:table-row>
            <table:table-row>
              <table:table-cell office:value-type="string">
                <text:p>10^9</text:p>
              </table:table-cell>
              <table:table-cell office:value-type="float" office:value="1">
                <text:p>1</text:p>
              </table:table-cell>
              <table:table-cell office:value-type="float" office:value="0.505756659042278">
                <text:p>0.505756659042278</text:p>
              </table:table-cell>
              <table:table-cell office:value-type="float" office:value="0.291546373496643">
                <text:p>0.2915463734966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